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8e8585"/>
    </style:style>
    <style:style style:name="gr3" style:family="graphic" style:parent-style-name="standard">
      <style:graphic-properties draw:stroke="none" draw:fill="solid" draw:fill-color="#9f9f9f"/>
    </style:style>
    <style:style style:name="gr4" style:family="graphic" style:parent-style-name="standard">
      <style:graphic-properties draw:stroke="solid" svg:stroke-width="0.016cm" svg:stroke-color="#e63442" draw:stroke-linejoin="miter" svg:stroke-linecap="butt" draw:fill="none" fo:padding-top="0.008cm" fo:padding-bottom="0.008cm" fo:padding-left="0.008cm" fo:padding-right="0.008cm"/>
    </style:style>
    <style:style style:name="gr5" style:family="graphic" style:parent-style-name="standard">
      <style:graphic-properties draw:stroke="none" draw:fill="none" draw:textarea-horizontal-align="left" draw:textarea-vertical-align="top" draw:auto-grow-height="true" draw:auto-grow-width="true" fo:min-height="0.414cm" fo:min-width="0.414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281cm" fo:min-width="0.281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331cm" fo:min-width="0.331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994cm" fo:min-width="0.994cm" fo:padding-top="0cm" fo:padding-bottom="0cm" fo:padding-left="0cm" fo:padding-right="0cm"/>
      <style:paragraph-properties style:writing-mode="lr-tb"/>
    </style:style>
    <style:style style:name="gr9" style:family="graphic" style:parent-style-name="standard">
      <style:graphic-properties draw:stroke="none" draw:fill="solid" draw:fill-color="#d2d2d2"/>
    </style:style>
    <style:style style:name="gr10" style:family="graphic" style:parent-style-name="standard">
      <style:graphic-properties draw:stroke="none" draw:fill="solid" draw:fill-color="#fffefe"/>
    </style:style>
    <style:style style:name="gr11" style:family="graphic" style:parent-style-name="standard">
      <style:graphic-properties draw:stroke="none" draw:fill="solid" draw:fill-color="#dc1b32"/>
    </style:style>
    <style:style style:name="gr12" style:family="graphic" style:parent-style-name="standard">
      <style:graphic-properties draw:stroke="none" draw:fill="solid" draw:fill-color="#ffffff"/>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496cm" fo:min-width="0.496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374cm" fo:min-width="1.776cm" fo:padding-top="0cm" fo:padding-bottom="0cm" fo:padding-left="0cm" fo:padding-right="0cm"/>
      <style:paragraph-properties style:writing-mode="lr-tb"/>
    </style:style>
    <style:style style:name="gr15" style:family="graphic" style:parent-style-name="standard">
      <style:graphic-properties draw:stroke="solid" svg:stroke-width="0.008cm" svg:stroke-color="#707070" draw:stroke-linejoin="miter" svg:stroke-linecap="butt" draw:fill="none" fo:padding-top="0.004cm" fo:padding-bottom="0.004cm" fo:padding-left="0.004cm" fo:padding-right="0.004cm"/>
    </style:style>
    <style:style style:name="gr16" style:family="graphic" style:parent-style-name="standard">
      <style:graphic-properties draw:stroke="solid" svg:stroke-width="0.008cm" svg:stroke-color="#707070" svg:stroke-opacity="54%" draw:stroke-linejoin="miter" svg:stroke-linecap="butt" draw:fill="none" fo:padding-top="0.004cm" fo:padding-bottom="0.004cm" fo:padding-left="0.004cm" fo:padding-right="0.004cm"/>
    </style:style>
    <style:style style:name="gr17" style:family="graphic" style:parent-style-name="standard">
      <style:graphic-properties draw:stroke="solid" svg:stroke-width="0.008cm" svg:stroke-color="#707070" svg:stroke-opacity="53%" draw:stroke-linejoin="miter" svg:stroke-linecap="butt" draw:fill="none" fo:padding-top="0.004cm" fo:padding-bottom="0.004cm" fo:padding-left="0.004cm" fo:padding-right="0.004cm"/>
    </style:style>
    <style:style style:name="gr18" style:family="graphic" style:parent-style-name="standard">
      <style:graphic-properties draw:stroke="solid" svg:stroke-width="0.008cm" svg:stroke-color="#707070" svg:stroke-opacity="53%" draw:stroke-linejoin="miter" svg:stroke-linecap="butt" draw:fill="none" fo:padding-top="0.004cm" fo:padding-bottom="0.004cm" fo:padding-left="0.004cm" fo:padding-right="0.004cm"/>
      <style:paragraph-properties style:writing-mode="lr-tb"/>
    </style:style>
    <style:style style:name="gr19" style:family="graphic" style:parent-style-name="standard">
      <style:graphic-properties draw:stroke="none" draw:fill="solid" draw:fill-color="#969696"/>
    </style:style>
    <style:style style:name="gr20" style:family="graphic" style:parent-style-name="standard">
      <style:graphic-properties draw:stroke="none" draw:fill="none" draw:textarea-horizontal-align="left" draw:textarea-vertical-align="top" draw:auto-grow-height="true" draw:auto-grow-width="true" fo:min-height="0.325cm" fo:min-width="3.121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282cm" fo:min-width="7.057cm" fo:padding-top="0cm" fo:padding-bottom="0cm" fo:padding-left="0cm" fo:padding-right="0cm"/>
      <style:paragraph-properties style:writing-mode="lr-tb"/>
    </style:style>
    <style:style style:name="P1" style:family="paragraph">
      <loext:graphic-properties draw:fill="solid" draw:fill-color="#ffffff"/>
    </style:style>
    <style:style style:name="P2" style:family="paragraph">
      <loext:graphic-properties draw:fill="solid" draw:fill-color="#8e8585"/>
    </style:style>
    <style:style style:name="P3" style:family="paragraph">
      <loext:graphic-properties draw:fill="solid" draw:fill-color="#9f9f9f"/>
    </style:style>
    <style:style style:name="P4" style:family="paragraph">
      <loext:graphic-properties draw:fill="none"/>
    </style:style>
    <style:style style:name="P5" style:family="paragraph">
      <style:paragraph-properties fo:text-align="start" style:writing-mode="lr-tb"/>
    </style:style>
    <style:style style:name="P6" style:family="paragraph">
      <loext:graphic-properties draw:fill="none"/>
      <style:text-properties fo:font-size="11.8000001907349pt" style:font-size-asian="11.8000001907349pt" style:font-size-complex="11.8000001907349pt"/>
    </style:style>
    <style:style style:name="P7" style:family="paragraph">
      <loext:graphic-properties draw:fill="none"/>
      <style:text-properties fo:font-size="8pt" style:font-size-asian="8pt" style:font-size-complex="8pt"/>
    </style:style>
    <style:style style:name="P8" style:family="paragraph">
      <loext:graphic-properties draw:fill="none"/>
      <style:text-properties fo:font-size="9.39999961853027pt" style:font-size-asian="9.39999961853027pt" style:font-size-complex="9.39999961853027pt"/>
    </style:style>
    <style:style style:name="P9" style:family="paragraph">
      <loext:graphic-properties draw:fill="none"/>
      <style:text-properties fo:font-size="28.2000007629395pt" style:font-size-asian="28.2000007629395pt" style:font-size-complex="28.2000007629395pt"/>
    </style:style>
    <style:style style:name="P10" style:family="paragraph">
      <loext:graphic-properties draw:fill="solid" draw:fill-color="#d2d2d2"/>
    </style:style>
    <style:style style:name="P11" style:family="paragraph">
      <loext:graphic-properties draw:fill="solid" draw:fill-color="#fffefe"/>
    </style:style>
    <style:style style:name="P12" style:family="paragraph">
      <loext:graphic-properties draw:fill="solid" draw:fill-color="#dc1b32"/>
    </style:style>
    <style:style style:name="P13" style:family="paragraph">
      <loext:graphic-properties draw:fill="none"/>
      <style:text-properties fo:font-size="14.1000003814697pt" style:font-size-asian="14.1000003814697pt" style:font-size-complex="14.1000003814697pt"/>
    </style:style>
    <style:style style:name="P14" style:family="paragraph">
      <loext:graphic-properties draw:fill="none"/>
      <style:paragraph-properties fo:text-align="start" style:writing-mode="lr-tb"/>
      <style:text-properties fo:font-size="9.39999961853027pt" style:font-size-asian="9.39999961853027pt" style:font-size-complex="9.39999961853027pt"/>
    </style:style>
    <style:style style:name="P15" style:family="paragraph">
      <loext:graphic-properties draw:fill="solid" draw:fill-color="#969696"/>
    </style:style>
    <style:style style:name="P16" style:family="paragraph">
      <loext:graphic-properties draw:fill="none"/>
      <style:paragraph-properties fo:text-align="start" style:writing-mode="lr-tb"/>
      <style:text-properties fo:font-size="7.09999990463257pt" style:font-size-asian="7.09999990463257pt" style:font-size-complex="7.09999990463257pt"/>
    </style:style>
    <style:style style:name="T1" style:family="text">
      <style:text-properties fo:color="#e63442" loext:opacity="100%" style:font-name="Arial" fo:font-size="11.8000001907349pt" fo:font-weight="normal" style:font-size-asian="11.8000001907349pt" style:font-weight-asian="normal" style:font-name-complex="Arial" style:font-size-complex="11.8000001907349pt" style:font-weight-complex="normal"/>
    </style:style>
    <style:style style:name="T2" style:family="text">
      <style:text-properties fo:color="#242424" loext:opacity="100%" style:font-name="Arial" fo:font-size="8pt" fo:font-weight="normal" style:font-size-asian="8pt" style:font-weight-asian="normal" style:font-name-complex="Arial" style:font-size-complex="8pt" style:font-weight-complex="normal"/>
    </style:style>
    <style:style style:name="T3" style:family="text">
      <style:text-properties fo:color="#242424" loext:opacity="100%" style:font-name="Arial" fo:font-size="9.39999961853027pt" fo:font-weight="normal" style:font-size-asian="9.39999961853027pt" style:font-weight-asian="normal" style:font-name-complex="Arial" style:font-size-complex="9.39999961853027pt" style:font-weight-complex="normal"/>
    </style:style>
    <style:style style:name="T4" style:family="text">
      <style:text-properties fo:color="#ffffff" loext:opacity="100%" style:font-name="Arial" fo:font-size="28.2000007629395pt" fo:font-weight="normal" style:font-size-asian="28.2000007629395pt" style:font-weight-asian="normal" style:font-name-complex="Arial" style:font-size-complex="28.2000007629395pt" style:font-weight-complex="normal"/>
    </style:style>
    <style:style style:name="T5" style:family="text">
      <style:text-properties fo:color="#ffffff" loext:opacity="100%" style:font-name="Arial" fo:font-size="14.1000003814697pt" fo:font-weight="normal" style:font-size-asian="14.1000003814697pt" style:font-weight-asian="normal" style:font-name-complex="Arial" style:font-size-complex="14.1000003814697pt" style:font-weight-complex="normal"/>
    </style:style>
    <style:style style:name="T6" style:family="text">
      <style:text-properties fo:color="#292929" loext:opacity="100%" style:font-name="Arial" fo:font-size="9.39999961853027pt" fo:font-weight="normal" style:font-size-asian="9.39999961853027pt" style:font-weight-asian="normal" style:font-name-complex="Arial" style:font-size-complex="9.39999961853027pt" style:font-weight-complex="normal"/>
    </style:style>
    <style:style style:name="T7" style:family="text">
      <style:text-properties fo:color="#2d2d2d" loext:opacity="100%" style:font-name="Arial" fo:font-size="9.39999961853027pt" fo:font-weight="normal" style:font-size-asian="9.39999961853027pt" style:font-weight-asian="normal" style:font-name-complex="Arial" style:font-size-complex="9.39999961853027pt" style:font-weight-complex="normal"/>
    </style:style>
    <style:style style:name="T8" style:family="text">
      <style:text-properties fo:color="#131313" loext:opacity="100%" style:font-name="Arial" fo:font-size="9.39999961853027pt" fo:font-weight="normal" style:font-size-asian="9.39999961853027pt" style:font-weight-asian="normal" style:font-name-complex="Arial" style:font-size-complex="9.39999961853027pt" style:font-weight-complex="normal"/>
    </style:style>
    <style:style style:name="T9" style:family="text">
      <style:text-properties fo:color="#191919" loext:opacity="100%" style:font-name="Arial" fo:font-size="9.39999961853027pt" fo:font-weight="normal" style:font-size-asian="9.39999961853027pt" style:font-weight-asian="normal" style:font-name-complex="Arial" style:font-size-complex="9.39999961853027pt" style:font-weight-complex="normal"/>
    </style:style>
    <style:style style:name="T10" style:family="text">
      <style:text-properties fo:color="#2a2a2a" loext:opacity="100%" style:font-name="Arial" fo:font-size="9.39999961853027pt" fo:font-weight="normal" style:font-size-asian="9.39999961853027pt" style:font-weight-asian="normal" style:font-name-complex="Arial" style:font-size-complex="9.39999961853027pt" style:font-weight-complex="normal"/>
    </style:style>
    <style:style style:name="T11" style:family="text">
      <style:text-properties fo:color="#eeeeee" loext:opacity="100%" style:font-name="Arial" fo:font-size="7.09999990463257pt" fo:font-weight="normal" style:font-size-asian="7.09999990463257pt" style:font-weight-asian="normal" style:font-name-complex="Arial" style:font-size-complex="7.09999990463257pt" style:font-weight-complex="normal"/>
    </style:style>
    <style:style style:name="T12" style:family="text">
      <style:text-properties fo:color="#fff5f5" loext:opacity="100%" style:font-name="Arial" fo:font-size="7.09999990463257pt" fo:font-weight="normal" style:font-size-asian="7.09999990463257pt" style:font-weight-asian="normal" style:font-name-complex="Arial" style:font-size-complex="7.09999990463257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9.7cm" svg:height="41.783cm" svg:x="0cm" svg:y="0.083cm" svg:viewBox="0 0 29701 41784" draw:points="0,41784 29701,41784 29701,0 0,0">
          <text:p/>
        </draw:polygon>
        <draw:polygon draw:style-name="gr2" draw:text-style-name="P2" draw:layer="layout" svg:width="29.692cm" svg:height="3.492cm" svg:x="0.008cm" svg:y="0.257cm" svg:viewBox="0 0 29693 3493" draw:points="0,3493 29693,3493 29693,0 0,0">
          <text:p/>
        </draw:polygon>
        <draw:path draw:style-name="gr3" draw:text-style-name="P3" draw:layer="layout" svg:width="29.699cm" svg:height="3.749cm" svg:x="0cm" svg:y="0cm" svg:viewBox="0 0 29700 3750" svg:d="M0 1640v-1640h29700v1240c0 42-2 83-4 123-3 42-6 83-11 123-5 41-11 82-18 123-7 40-16 80-25 121-10 40-21 81-33 120-11 40-24 80-38 119-15 39-30 78-47 118-17 38-34 76-53 114-19 39-39 76-60 113-20 37-43 73-66 110-23 36-47 72-73 107-25 35-52 70-79 104s-55 68-84 101c-30 32-60 65-91 97s-63 62-96 93c-33 30-67 60-102 89s-70 57-107 85c-36 27-74 55-112 81-37 25-76 51-116 75-39 24-80 48-120 71-41 23-82 45-125 66-42 21-84 41-128 61-43 19-87 37-132 55-44 17-89 34-134 50-46 16-91 31-138 44-46 14-93 27-140 39-46 12-94 22-142 32s-95 19-143 28c-49 8-98 15-145 21-49 5-98 11-147 15s-98 7-147 9-98 3-147 3h-24173c-41 0-83-1-124-2-42-2-82-5-123-8-42-3-83-8-124-13-40-5-81-11-122-18-40-6-81-14-120-22-40-8-80-18-120-28s-78-20-117-32-78-24-116-37c-38-14-76-28-113-43-38-14-75-30-112-46-35-16-71-34-107-51-35-18-71-37-105-56s-67-39-101-59c-33-21-66-42-98-64-31-21-63-44-93-67-31-23-61-48-90-72-29-25-57-50-85-74-28-26-55-53-82-79-26-27-52-54-75-82-25-27-49-56-72-85-23-28-45-57-67-87-21-29-41-59-60-90-20-31-38-61-56-92-18-32-35-63-50-95-16-32-31-64-45-96-14-33-27-66-39-99-11-33-22-66-32-100-11-33-20-66-28-101-8-34-15-68-21-102s-11-68-15-102c-4-35-7-70-9-104-2-35-3-69-3-104z">
          <text:p/>
        </draw:path>
        <draw:path draw:style-name="gr1" draw:text-style-name="P1" draw:layer="layout" svg:width="26.678cm" svg:height="7.229cm" svg:x="1.583cm" svg:y="28.262cm" svg:viewBox="0 0 26679 7230" svg:d="M0 6401v-5572c0-28 1-55 4-82s7-53 12-80 12-53 20-79 17-52 27-77 22-49 35-73 27-47 42-70 31-44 48-65 36-41 55-61c19-19 39-37 60-54s43-34 65-49c23-15 46-29 70-41 24-13 49-25 74-35 25-11 50-20 76-28s53-14 79-19c27-6 54-10 81-12 27-3 54-4 81-4h25021c27 0 54 1 81 4 27 2 54 6 81 12 26 5 53 11 79 19s51 17 76 28c25 10 50 22 74 35 24 12 47 26 70 41 22 15 44 32 65 49s41 35 60 54c19 20 38 40 55 61s33 42 48 65 29 46 42 70 25 48 35 73 19 51 27 77 15 52 20 79 9 53 12 80 4 54 4 82v5572c0 27-1 54-4 81s-7 54-12 80c-5 27-12 53-20 79s-17 52-27 77-22 50-35 74c-13 23-27 47-42 69-15 23-31 45-48 66s-36 41-55 60-39 37-60 55c-21 17-43 33-65 48-23 15-46 29-70 42s-49 24-74 35c-25 10-50 19-76 27s-53 14-79 20c-27 5-54 9-81 12-27 2-54 4-81 4h-25021c-27 0-54-2-81-4-27-3-54-7-81-12-26-6-53-12-79-20s-51-17-76-27c-25-11-50-22-74-35s-47-27-70-42c-22-15-44-31-65-48-21-18-41-36-60-55s-38-39-55-60-33-43-48-66c-15-22-29-46-42-69-13-24-25-49-35-74s-19-51-27-77-15-52-20-79c-5-26-9-53-12-80s-4-54-4-81z">
          <text:p/>
        </draw:path>
        <draw:path draw:style-name="gr4" draw:text-style-name="P4" draw:layer="layout" svg:width="26.678cm" svg:height="7.229cm" svg:x="1.583cm" svg:y="28.262cm" svg:viewBox="0 0 26679 7230" svg:d="M0 6409v-5589c0-27 1-53 4-80s6-53 12-80c5-26 11-52 19-78s17-51 27-76c11-25 22-49 35-73 13-23 26-46 41-69 15-22 31-44 48-64 17-21 35-41 54-60s39-37 60-54 42-33 65-48c22-15 45-29 69-41 23-13 48-25 73-35 24-10 50-19 75-27 26-8 52-14 79-20 26-5 52-9 79-11 27-3 54-4 81-4h25037c27 0 54 1 81 4 27 2 53 6 79 11 27 6 53 12 79 20 25 8 51 17 75 27 25 10 50 22 73 35 24 12 47 26 69 41 23 15 44 31 65 48s41 35 60 54 37 39 54 60c17 20 33 42 48 64 15 23 28 46 41 69 13 24 24 48 35 73 10 25 19 50 27 76s14 52 19 78c6 27 9 53 12 80s4 53 4 80v5589c0 27-1 54-4 80-3 27-6 54-12 80-5 26-11 53-19 78-8 26-17 51-27 76-11 25-22 49-35 73s-26 47-41 69-31 44-48 65c-17 20-35 40-54 59s-39 37-60 54-42 33-65 48c-22 15-45 29-69 42-23 12-48 24-73 34-24 11-50 20-75 27-26 8-52 15-79 20-26 5-52 9-79 12-27 2-54 4-81 4h-25037c-27 0-54-2-81-4-27-3-53-7-79-12-27-5-53-12-79-20-25-7-51-16-75-27-25-10-50-22-73-34-24-13-47-27-69-42-23-15-44-31-65-48s-41-35-60-54-37-39-54-59c-17-21-33-43-48-65s-28-45-41-69-24-48-35-73c-10-25-19-50-27-76-8-25-14-52-19-78-6-26-9-53-12-80-3-26-4-53-4-80z">
          <text:p/>
        </draw:path>
        <draw:frame draw:style-name="gr5" draw:text-style-name="P6" draw:layer="layout" svg:width="6.729cm" svg:height="0.467cm" svg:x="11.623cm" svg:y="28.708cm">
          <draw:text-box>
            <text:p text:style-name="P5"><text:span text:style-name="T1">ARTICLES DU CODE DU TRAVAIL </text:span></text:p>
          </draw:text-box>
        </draw:frame>
        <draw:frame draw:style-name="gr6" draw:text-style-name="P7" draw:layer="layout" svg:width="2.191cm" svg:height="0.319cm" svg:x="2.338cm" svg:y="29.391cm">
          <draw:text-box>
            <text:p text:style-name="P5"><text:span text:style-name="T2">Article R4323-55 </text:span></text:p>
          </draw:text-box>
        </draw:frame>
        <draw:frame draw:style-name="gr6" draw:text-style-name="P7" draw:layer="layout" svg:width="8.921cm" svg:height="0.319cm" svg:x="2.338cm" svg:y="29.723cm">
          <draw:text-box>
            <text:p text:style-name="P5"><text:span text:style-name="T2"><text:s/></text:span><text:span text:style-name="T2">- La conduite des équipements de travail mobiles automoteurs et des <text:s/></text:span></text:p>
          </draw:text-box>
        </draw:frame>
        <draw:frame draw:style-name="gr6" draw:text-style-name="P7" draw:layer="layout" svg:width="11cm" svg:height="0.319cm" svg:x="2.338cm" svg:y="30.054cm">
          <draw:text-box>
            <text:p text:style-name="P5"><text:span text:style-name="T2">équipements de travail servant au levage est réservée aux travailleurs qui ont reçu une </text:span></text:p>
          </draw:text-box>
        </draw:frame>
        <draw:frame draw:style-name="gr6" draw:text-style-name="P7" draw:layer="layout" svg:width="2.682cm" svg:height="0.319cm" svg:x="2.338cm" svg:y="30.386cm">
          <draw:text-box>
            <text:p text:style-name="P5"><text:span text:style-name="T2">formation adéquate. <text:s/></text:span></text:p>
          </draw:text-box>
        </draw:frame>
        <draw:frame draw:style-name="gr6" draw:text-style-name="P7" draw:layer="layout" svg:width="9.413cm" svg:height="0.319cm" svg:x="2.338cm" svg:y="30.717cm">
          <draw:text-box>
            <text:p text:style-name="P5"><text:span text:style-name="T2">Cette formation est complétée et réactualisée chaque fois que nécessaire. </text:span></text:p>
          </draw:text-box>
        </draw:frame>
        <draw:frame draw:style-name="gr6" draw:text-style-name="P7" draw:layer="layout" svg:width="0.281cm" svg:height="0.319cm" svg:x="2.338cm" svg:y="31.049cm">
          <draw:text-box>
            <text:p text:style-name="P5"><text:span text:style-name="T2"><text:s/></text:span></text:p>
          </draw:text-box>
        </draw:frame>
        <draw:frame draw:style-name="gr6" draw:text-style-name="P7" draw:layer="layout" svg:width="2.191cm" svg:height="0.319cm" svg:x="2.338cm" svg:y="31.38cm">
          <draw:text-box>
            <text:p text:style-name="P5"><text:span text:style-name="T2">Article R4323-56 </text:span></text:p>
          </draw:text-box>
        </draw:frame>
        <draw:frame draw:style-name="gr6" draw:text-style-name="P7" draw:layer="layout" svg:width="11.093cm" svg:height="0.319cm" svg:x="2.338cm" svg:y="31.712cm">
          <draw:text-box>
            <text:p text:style-name="P5"><text:span text:style-name="T2"><text:s/></text:span><text:span text:style-name="T2">- La conduite de certains équipements présentant des risques particuliers, en raison de </text:span></text:p>
          </draw:text-box>
        </draw:frame>
        <draw:frame draw:style-name="gr6" draw:text-style-name="P7" draw:layer="layout" svg:width="7.224cm" svg:height="0.319cm" svg:x="2.338cm" svg:y="32.043cm">
          <draw:text-box>
            <text:p text:style-name="P5"><text:span text:style-name="T2">leurs caractéristiques ou de leur objet, est subordonnée à</text:span></text:p>
          </draw:text-box>
        </draw:frame>
        <draw:frame draw:style-name="gr6" draw:text-style-name="P7" draw:layer="layout" svg:width="4.146cm" svg:height="0.319cm" svg:x="9.366cm" svg:y="32.044cm">
          <draw:text-box>
            <text:p text:style-name="P5"><text:span text:style-name="T2"><text:s/></text:span><text:span text:style-name="T2">l'obtention d'une autorisation de </text:span></text:p>
          </draw:text-box>
        </draw:frame>
        <draw:frame draw:style-name="gr6" draw:text-style-name="P7" draw:layer="layout" svg:width="4.312cm" svg:height="0.319cm" svg:x="2.338cm" svg:y="32.376cm">
          <draw:text-box>
            <text:p text:style-name="P5"><text:span text:style-name="T2">conduite délivrée par l'employeur. </text:span></text:p>
          </draw:text-box>
        </draw:frame>
        <draw:frame draw:style-name="gr6" draw:text-style-name="P7" draw:layer="layout" svg:width="0.281cm" svg:height="0.319cm" svg:x="2.338cm" svg:y="32.707cm">
          <draw:text-box>
            <text:p text:style-name="P5"><text:span text:style-name="T2"><text:s/></text:span></text:p>
          </draw:text-box>
        </draw:frame>
        <draw:frame draw:style-name="gr6" draw:text-style-name="P7" draw:layer="layout" svg:width="11.402cm" svg:height="0.319cm" svg:x="2.338cm" svg:y="33.039cm">
          <draw:text-box>
            <text:p text:style-name="P5"><text:span text:style-name="T2">L'autorisation de conduite est tenue à la disposition de l'inspection du travail et des agents </text:span></text:p>
          </draw:text-box>
        </draw:frame>
        <draw:frame draw:style-name="gr6" draw:text-style-name="P7" draw:layer="layout" svg:width="1.772cm" svg:height="0.319cm" svg:x="2.338cm" svg:y="33.37cm">
          <draw:text-box>
            <text:p text:style-name="P5"><text:span text:style-name="T2">du service de </text:span></text:p>
          </draw:text-box>
        </draw:frame>
        <draw:frame draw:style-name="gr6" draw:text-style-name="P7" draw:layer="layout" svg:width="6.001cm" svg:height="0.319cm" svg:x="2.338cm" svg:y="33.702cm">
          <draw:text-box>
            <text:p text:style-name="P5"><text:span text:style-name="T2">prévention des organismes de sécurité sociale. </text:span></text:p>
          </draw:text-box>
        </draw:frame>
        <draw:frame draw:style-name="gr6" draw:text-style-name="P7" draw:layer="layout" svg:width="2.191cm" svg:height="0.319cm" svg:x="14.342cm" svg:y="30.452cm">
          <draw:text-box>
            <text:p text:style-name="P5"><text:span text:style-name="T2">Article R4323-57 </text:span></text:p>
          </draw:text-box>
        </draw:frame>
        <draw:frame draw:style-name="gr6" draw:text-style-name="P7" draw:layer="layout" svg:width="9.92cm" svg:height="0.319cm" svg:x="14.342cm" svg:y="30.784cm">
          <draw:text-box>
            <text:p text:style-name="P5"><text:span text:style-name="T2"><text:s/></text:span><text:span text:style-name="T2">- Des arrêtés des ministres chargés du travail ou de l'agriculture déterminent : </text:span></text:p>
          </draw:text-box>
        </draw:frame>
        <draw:frame draw:style-name="gr6" draw:text-style-name="P7" draw:layer="layout" svg:width="7.952cm" svg:height="0.319cm" svg:x="14.342cm" svg:y="31.115cm">
          <draw:text-box>
            <text:p text:style-name="P5"><text:span text:style-name="T2">1° Les conditions de la formation exigée à l'article R. 4323-55 ; </text:span></text:p>
          </draw:text-box>
        </draw:frame>
        <draw:frame draw:style-name="gr6" draw:text-style-name="P7" draw:layer="layout" svg:width="6.657cm" svg:height="0.319cm" svg:x="14.342cm" svg:y="31.447cm">
          <draw:text-box>
            <text:p text:style-name="P5"><text:span text:style-name="T2">2° Les catégories d'équipements de travail dont la co</text:span></text:p>
          </draw:text-box>
        </draw:frame>
        <draw:frame draw:style-name="gr6" draw:text-style-name="P7" draw:layer="layout" svg:width="6.217cm" svg:height="0.319cm" svg:x="20.822cm" svg:y="31.447cm">
          <draw:text-box>
            <text:p text:style-name="P5"><text:span text:style-name="T2">nduite nécessite d'être titulaire d'une autorisation </text:span></text:p>
          </draw:text-box>
        </draw:frame>
        <draw:frame draw:style-name="gr6" draw:text-style-name="P7" draw:layer="layout" svg:width="1.708cm" svg:height="0.319cm" svg:x="14.342cm" svg:y="31.779cm">
          <draw:text-box>
            <text:p text:style-name="P5"><text:span text:style-name="T2">de conduite ; </text:span></text:p>
          </draw:text-box>
        </draw:frame>
        <draw:frame draw:style-name="gr6" draw:text-style-name="P7" draw:layer="layout" svg:width="13.185cm" svg:height="0.319cm" svg:x="14.342cm" svg:y="32.11cm">
          <draw:text-box>
            <text:p text:style-name="P5"><text:span text:style-name="T2">3° Les conditions dans lesquelles l'employeur s'assure que le travailleur dispose de la compétence et de </text:span></text:p>
          </draw:text-box>
        </draw:frame>
        <draw:frame draw:style-name="gr6" draw:text-style-name="P7" draw:layer="layout" svg:width="12.766cm" svg:height="0.319cm" svg:x="14.342cm" svg:y="32.442cm">
          <draw:text-box>
            <text:p text:style-name="P5"><text:span text:style-name="T2">l'aptitude nécessaires pour assumer, en toute sécurité, la fonction de conducteur d'un équipement de </text:span></text:p>
          </draw:text-box>
        </draw:frame>
        <draw:frame draw:style-name="gr6" draw:text-style-name="P7" draw:layer="layout" svg:width="1.001cm" svg:height="0.319cm" svg:x="14.342cm" svg:y="32.773cm">
          <draw:text-box>
            <text:p text:style-name="P5"><text:span text:style-name="T2">travail ; </text:span></text:p>
          </draw:text-box>
        </draw:frame>
        <draw:frame draw:style-name="gr6" draw:text-style-name="P7" draw:layer="layout" svg:width="13.147cm" svg:height="0.319cm" svg:x="14.342cm" svg:y="33.105cm">
          <draw:text-box>
            <text:p text:style-name="P5"><text:span text:style-name="T2">4° La date à compter de laquelle, selon les catégories d'équipements, entre en vigueur l'obligation d'être </text:span></text:p>
          </draw:text-box>
        </draw:frame>
        <draw:frame draw:style-name="gr6" draw:text-style-name="P7" draw:layer="layout" svg:width="4.769cm" svg:height="0.319cm" svg:x="14.342cm" svg:y="33.436cm">
          <draw:text-box>
            <text:p text:style-name="P5"><text:span text:style-name="T2">titulaire d'une autorisation de conduite</text:span></text:p>
          </draw:text-box>
        </draw:frame>
        <draw:frame draw:style-name="gr7" draw:text-style-name="P8" draw:layer="layout" svg:width="9.087cm" svg:height="0.374cm" svg:x="3.134cm" svg:y="36.592cm">
          <draw:text-box>
            <text:p text:style-name="P5"><text:span text:style-name="T3">En foi de quoi, je délivre la présente autorisation de conduite à</text:span></text:p>
          </draw:text-box>
        </draw:frame>
        <draw:frame draw:style-name="gr7" draw:text-style-name="P8" draw:layer="layout" svg:width="8.757cm" svg:height="0.374cm" svg:x="17.924cm" svg:y="36.592cm">
          <draw:text-box>
            <text:p text:style-name="P5"><text:span text:style-name="T3">Bon pour acceptation de l'autorisation de conduite M./Mme :</text:span></text:p>
          </draw:text-box>
        </draw:frame>
        <draw:frame draw:style-name="gr7" draw:text-style-name="P8" draw:layer="layout" svg:width="1.382cm" svg:height="0.374cm" svg:x="3.134cm" svg:y="37.355cm">
          <draw:text-box>
            <text:p text:style-name="P5"><text:span text:style-name="T3">M./Mme: </text:span></text:p>
          </draw:text-box>
        </draw:frame>
        <draw:frame draw:style-name="gr7" draw:text-style-name="P8" draw:layer="layout" svg:width="1.501cm" svg:height="0.374cm" svg:x="3.134cm" svg:y="38.118cm">
          <draw:text-box>
            <text:p text:style-name="P5"><text:span text:style-name="T3">Signature:</text:span></text:p>
          </draw:text-box>
        </draw:frame>
        <draw:frame draw:style-name="gr7" draw:text-style-name="P8" draw:layer="layout" svg:width="1.501cm" svg:height="0.374cm" svg:x="17.973cm" svg:y="38.051cm">
          <draw:text-box>
            <text:p text:style-name="P5"><text:span text:style-name="T3">Signature:</text:span></text:p>
          </draw:text-box>
        </draw:frame>
        <draw:frame draw:style-name="gr7" draw:text-style-name="P8" draw:layer="layout" svg:width="1.069cm" svg:height="0.374cm" svg:x="11.739cm" svg:y="38.051cm">
          <draw:text-box>
            <text:p text:style-name="P5"><text:span text:style-name="T3">DATE: </text:span></text:p>
          </draw:text-box>
        </draw:frame>
        <draw:frame draw:style-name="gr7" draw:text-style-name="P8" draw:layer="layout" svg:width="1.069cm" svg:height="0.374cm" svg:x="24.854cm" svg:y="37.968cm">
          <draw:text-box>
            <text:p text:style-name="P5"><text:span text:style-name="T3">DATE: </text:span></text:p>
          </draw:text-box>
        </draw:frame>
        <draw:frame draw:style-name="gr8" draw:text-style-name="P9" draw:layer="layout" svg:width="15.75cm" svg:height="1.115cm" svg:x="7.196cm" svg:y="1cm">
          <draw:text-box>
            <text:p text:style-name="P5"><text:span text:style-name="T4">Exemple d'autorisation de conduite </text:span></text:p>
          </draw:text-box>
        </draw:frame>
        <draw:path draw:style-name="gr9" draw:text-style-name="P10" draw:layer="layout" svg:width="1.827cm" svg:height="1.816cm" svg:x="2.171cm" svg:y="0.978cm" svg:viewBox="0 0 1828 1817" svg:d="M1828 1v1816c-564 0-1129 0-1694-1-140 0-119 22-122-126 0-29-3-58 34-73 101-42 201-86 302-130 218-94 438-187 667-286-177-88-344-171-512-254 166-74 331-148 507-227-75-37-137-67-199-98-271-134-541-268-811-403 26-43 13-90 11-135-4-63 12-85 80-84 578 3 1158 1 1737 1z">
          <text:p/>
        </draw:path>
        <draw:path draw:style-name="gr10" draw:text-style-name="P11" draw:layer="layout" svg:width="2.539cm" svg:height="1.175cm" svg:x="1.46cm" svg:y="1.924cm" svg:viewBox="0 0 2540 1176" svg:d="M1215 0c168 83 335 166 512 254-230 99-449 193-668 286-101 44-201 88-302 130-37 15-33 44-33 74 2 147-18 125 122 125 565 1 1129 1 1693 1 0 91-1 181 1 273 0 25-4 33-32 33-826-1-1651-1-2477 0-30 0-31-9-31-34 1-210 1-419 1-628 240-85 464-211 703-300 172-64 341-142 511-214z">
          <text:p/>
        </draw:path>
        <draw:path draw:style-name="gr11" draw:text-style-name="P12" draw:layer="layout" svg:width="1.72cm" svg:height="1.586cm" svg:x="1.461cm" svg:y="0.853cm" svg:viewBox="0 0 1721 1587" svg:d="M1213 1072c-170 72-338 150-511 215-239 88-462 215-702 300v-1587c32 16 64 32 96 47 205 100 409 199 614 298 270 134 540 269 811 402 62 31 124 62 200 99-177 78-343 152-508 226z">
          <text:p/>
        </draw:path>
        <draw:path draw:style-name="gr10" draw:text-style-name="P11" draw:layer="layout" svg:width="2.538cm" svg:height="0.637cm" svg:x="1.461cm" svg:y="0.56cm" svg:viewBox="0 0 2539 638" svg:d="M711 638c-205-99-410-199-615-298-32-15-64-31-96-47v-292c829 0 1658 0 2488-1 43-1 53 8 51 52-3 122 0 245 0 368-580 0-1159 1-1737-2-68 0-84 21-80 83 2 46 15 94-11 137z">
          <text:p/>
        </draw:path>
        <draw:path draw:style-name="gr12" draw:text-style-name="P1" draw:layer="layout" svg:width="26.678cm" svg:height="22.334cm" svg:x="1.9cm" svg:y="5.415cm" svg:viewBox="0 0 26679 22335" svg:d="M0 21506v-20677c0-27 1-54 4-81s7-54 12-81 12-53 20-79 17-51 27-76c10-26 22-50 35-74s27-47 42-70c15-22 31-44 48-65s36-41 55-60c19-20 39-38 60-55s43-33 65-49c23-15 46-29 70-41 24-13 49-25 74-35 25-11 50-20 76-28 26-7 53-14 79-19 27-6 54-10 81-12 27-3 54-4 81-4h25021c27 0 54 1 81 4 27 2 54 6 81 12 26 5 53 12 79 19 26 8 51 17 76 28 25 10 50 22 74 35 24 12 47 26 70 41 22 16 44 32 65 49s41 35 60 55c19 19 38 39 55 60s33 43 48 65c15 23 29 46 42 70s25 48 35 74c10 25 19 50 27 76s15 52 20 79 9 54 12 81 4 54 4 81v20677c0 27-1 54-4 81s-7 54-12 80c-5 27-12 53-20 79s-17 52-27 77-22 50-35 74-27 47-42 69c-15 23-31 45-48 66s-36 41-55 60-39 37-60 55c-21 17-43 33-65 48-23 15-46 29-70 42s-49 24-74 35c-25 10-50 19-76 27s-53 15-79 20c-27 5-54 9-81 12-27 2-54 4-81 4h-25021c-27 0-54-2-81-4-27-3-54-7-81-12-26-5-53-12-79-20s-51-17-76-27c-25-11-50-22-74-35s-47-27-70-42c-22-15-44-31-65-48-21-18-41-36-60-55s-38-39-55-60-33-43-48-66c-15-22-29-45-42-69s-25-49-35-74-19-51-27-77-15-52-20-79c-5-26-9-53-12-80s-4-54-4-81z">
          <text:p><text:s text:c="2"/></text:p>
        </draw:path>
        <draw:path draw:style-name="gr4" draw:text-style-name="P4" draw:layer="layout" svg:width="26.678cm" svg:height="22.334cm" svg:x="1.583cm" svg:y="5.447cm" svg:viewBox="0 0 26679 22335" svg:d="M0 21514v-20693c0-27 1-54 4-81s6-53 12-80c5-26 11-52 19-78 8-25 17-51 27-76 11-24 22-49 35-72 13-24 26-47 41-69 15-23 31-44 48-65s35-41 54-60 39-37 60-54 42-33 65-48c22-15 45-29 69-41 23-13 48-24 73-35 24-10 50-19 75-27 26-8 52-14 79-19 26-6 52-10 79-12 27-3 54-4 81-4h25037c27 0 54 1 81 4 27 2 53 6 79 12 27 5 53 11 79 19 25 8 51 17 75 27 25 11 50 22 73 35 24 12 47 26 69 41 23 15 44 31 65 48s41 35 60 54 37 39 54 60 33 42 48 65c15 22 28 45 41 69 13 23 24 48 35 72 10 25 19 51 27 76 8 26 14 52 19 78 6 27 9 53 12 80s4 54 4 81v20693c0 27-1 54-4 80-3 27-6 54-12 80-5 27-11 53-19 78-8 26-17 51-27 76-11 25-22 49-35 73s-26 47-41 69-31 44-48 65c-17 20-35 40-54 59s-39 37-60 54c-21 18-42 34-65 48-22 15-45 29-69 42-23 13-48 24-73 34-24 11-50 20-75 27-26 8-52 15-79 20-26 5-52 9-79 12-27 2-54 4-81 4h-25037c-27 0-54-2-81-4-27-3-53-7-79-12-27-5-53-12-79-20-25-7-51-16-75-27-25-10-50-21-73-34-24-13-47-27-69-42-23-14-44-30-65-48-21-17-41-35-60-54s-37-39-54-59c-17-21-33-43-48-65s-28-45-41-69-24-48-35-73c-10-25-19-50-27-76-8-25-14-51-19-78-6-26-9-53-12-80-3-26-4-53-4-80z">
          <text:p/>
        </draw:path>
        <draw:frame draw:style-name="gr13" draw:text-style-name="P13" draw:layer="layout" svg:width="11.33cm" svg:height="0.556cm" svg:x="9.169cm" svg:y="2.25cm">
          <draw:text-box>
            <text:p text:style-name="P5"><text:span text:style-name="T5">(Articles R.4323-56, R.4323-57 du Code du Travail)</text:span></text:p>
          </draw:text-box>
        </draw:frame>
        <draw:frame draw:style-name="gr5" draw:text-style-name="P6" draw:layer="layout" svg:width="14.361cm" svg:height="0.467cm" svg:x="2.023cm" svg:y="23.485cm">
          <draw:text-box>
            <text:p text:style-name="P5"><text:span text:style-name="T1">A reçu les instructions à respecter sur les sites d'intervention par l'employeur: </text:span></text:p>
          </draw:text-box>
        </draw:frame>
        <draw:frame draw:style-name="gr7" draw:text-style-name="P8" draw:layer="layout" svg:width="3.677cm" svg:height="0.374cm" svg:x="5.803cm" svg:y="24.14cm">
          <draw:text-box>
            <text:p text:style-name="P5"><text:span text:style-name="T6">Lieux spéciﬁques au site:</text:span></text:p>
          </draw:text-box>
        </draw:frame>
        <draw:frame draw:style-name="gr7" draw:text-style-name="P8" draw:layer="layout" svg:width="4.447cm" svg:height="0.374cm" svg:x="20.179cm" svg:y="24.14cm">
          <draw:text-box>
            <text:p text:style-name="P5"><text:span text:style-name="T6">Man)uvres spéciﬁques au site:</text:span></text:p>
          </draw:text-box>
        </draw:frame>
        <draw:frame draw:style-name="gr5" draw:text-style-name="P6" draw:layer="layout" svg:width="14.446cm" svg:height="0.467cm" svg:x="2.023cm" svg:y="15.145cm">
          <draw:text-box>
            <text:p text:style-name="P5"><text:span text:style-name="T1">A été reconnu apte médicalement au poste de travail de conduite d’engin par :</text:span></text:p>
          </draw:text-box>
        </draw:frame>
        <draw:frame draw:style-name="gr5" draw:text-style-name="P6" draw:layer="layout" svg:width="14.988cm" svg:height="0.467cm" svg:x="2.023cm" svg:y="17.466cm">
          <draw:text-box>
            <text:p text:style-name="P5"><text:span text:style-name="T1">A été contrôlé sur ses connaissances et savoir faire pour la conduite en sécurité :</text:span></text:p>
          </draw:text-box>
        </draw:frame>
        <draw:frame draw:style-name="gr7" draw:text-style-name="P8" draw:layer="layout" svg:width="1.34cm" svg:height="0.374cm" svg:x="2.023cm" svg:y="16.198cm">
          <draw:text-box>
            <text:p text:style-name="P5"><text:span text:style-name="T7">Docteur: </text:span></text:p>
          </draw:text-box>
        </draw:frame>
        <draw:frame draw:style-name="gr7" draw:text-style-name="P8" draw:layer="layout" svg:width="2.661cm" svg:height="0.374cm" svg:x="10.545cm" svg:y="16.198cm">
          <draw:text-box>
            <text:p text:style-name="P5"><text:span text:style-name="T7">Date du certiﬁcat: </text:span></text:p>
          </draw:text-box>
        </draw:frame>
        <draw:frame draw:style-name="gr7" draw:text-style-name="P8" draw:layer="layout" svg:width="3.765cm" svg:height="0.374cm" svg:x="2.023cm" svg:y="18.304cm">
          <draw:text-box>
            <text:p text:style-name="P5"><text:span text:style-name="T8">-Par l'organisme testeur: <text:s/></text:span></text:p>
          </draw:text-box>
        </draw:frame>
        <draw:frame draw:style-name="gr7" draw:text-style-name="P8" draw:layer="layout" svg:width="9.73cm" svg:height="0.374cm" svg:x="2.471cm" svg:y="19.033cm">
          <draw:text-box>
            <text:p text:style-name="P5"><text:span text:style-name="T8">A obtenu le CACES : Certiﬁcat d'aptitude à la conduite en sécurité </text:span></text:p>
          </draw:text-box>
        </draw:frame>
        <draw:frame draw:style-name="gr7" draw:text-style-name="P8" draw:layer="layout" svg:width="9.73cm" svg:height="0.374cm" svg:x="2.62cm" svg:y="22.482cm">
          <draw:text-box>
            <text:p text:style-name="P5"><text:span text:style-name="T8">A obtenu le CACES : Certiﬁcat d'aptitude à la conduite en sécurité </text:span></text:p>
          </draw:text-box>
        </draw:frame>
        <draw:frame draw:style-name="gr7" draw:text-style-name="P8" draw:layer="layout" svg:width="10.107cm" svg:height="0.374cm" svg:x="2.023cm" svg:y="20.426cm">
          <draw:text-box>
            <text:p text:style-name="P5"><text:span text:style-name="T8">-Par une personne compétente de l'entreprise et/ou de la collectivité :</text:span></text:p>
          </draw:text-box>
        </draw:frame>
        <draw:frame draw:style-name="gr7" draw:text-style-name="P8" draw:layer="layout" svg:width="5.895cm" svg:height="0.374cm" svg:x="2.023cm" svg:y="21.703cm">
          <draw:text-box>
            <text:p text:style-name="P5"><text:span text:style-name="T8">-Par un organisme extérieur compétent :</text:span></text:p>
          </draw:text-box>
        </draw:frame>
        <draw:frame draw:style-name="gr14" draw:text-style-name="P14" draw:layer="layout" svg:width="1.776cm" svg:height="0.374cm" svg:x="19cm" svg:y="19cm">
          <draw:text-box>
            <text:p text:style-name="P5"><text:span text:style-name="T8">Catégories: </text:span></text:p>
          </draw:text-box>
        </draw:frame>
        <draw:frame draw:style-name="gr7" draw:text-style-name="P8" draw:layer="layout" svg:width="1.776cm" svg:height="0.374cm" svg:x="16.713cm" svg:y="22.482cm">
          <draw:text-box>
            <text:p text:style-name="P5"><text:span text:style-name="T8">Catégories: </text:span></text:p>
          </draw:text-box>
        </draw:frame>
        <draw:frame draw:style-name="gr7" draw:text-style-name="P8" draw:layer="layout" svg:width="0.883cm" svg:height="0.374cm" svg:x="16.763cm" svg:y="20.426cm">
          <draw:text-box>
            <text:p text:style-name="P5"><text:span text:style-name="T8">Nom: </text:span></text:p>
          </draw:text-box>
        </draw:frame>
        <draw:frame draw:style-name="gr7" draw:text-style-name="P8" draw:layer="layout" svg:width="1.048cm" svg:height="0.374cm" svg:x="24.702cm" svg:y="19cm">
          <draw:text-box>
            <text:p text:style-name="P5"><text:span text:style-name="T8">Dates: </text:span></text:p>
          </draw:text-box>
        </draw:frame>
        <draw:frame draw:style-name="gr7" draw:text-style-name="P8" draw:layer="layout" svg:width="1.048cm" svg:height="0.374cm" svg:x="22.467cm" svg:y="22.482cm">
          <draw:text-box>
            <text:p text:style-name="P5"><text:span text:style-name="T8">Dates: </text:span></text:p>
          </draw:text-box>
        </draw:frame>
        <draw:line draw:style-name="gr15" draw:text-style-name="P4" draw:layer="layout" svg:x1="3.374cm" svg:y1="16.572cm" svg:x2="10.404cm" svg:y2="16.572cm">
          <text:p/>
        </draw:line>
        <draw:line draw:style-name="gr16" draw:text-style-name="P4" draw:layer="layout" svg:x1="13.289cm" svg:y1="16.572cm" svg:x2="20.319cm" svg:y2="16.572cm">
          <text:p/>
        </draw:line>
        <draw:line draw:style-name="gr17" draw:text-style-name="P4" draw:layer="layout" svg:x1="5.728cm" svg:y1="18.653cm" svg:x2="18.827cm" svg:y2="18.653cm">
          <text:p/>
        </draw:line>
        <draw:line draw:style-name="gr18" draw:text-style-name="P4" draw:layer="layout" svg:x1="20.75cm" svg:y1="19.35cm" svg:x2="24.593cm" svg:y2="19.35cm">
          <text:p><text:s text:c="22"/></text:p>
        </draw:line>
        <draw:line draw:style-name="gr17" draw:text-style-name="P4" draw:layer="layout" svg:x1="18.383cm" svg:y1="22.848cm" svg:x2="22.226cm" svg:y2="22.848cm">
          <text:p/>
        </draw:line>
        <draw:line draw:style-name="gr17" draw:text-style-name="P4" draw:layer="layout" svg:x1="17.637cm" svg:y1="20.792cm" svg:x2="21.8cm" svg:y2="20.792cm">
          <text:p/>
        </draw:line>
        <draw:line draw:style-name="gr17" draw:text-style-name="P4" draw:layer="layout" svg:x1="25.758cm" svg:y1="19.35cm" svg:x2="28cm" svg:y2="19.35cm">
          <text:p/>
        </draw:line>
        <draw:line draw:style-name="gr17" draw:text-style-name="P4" draw:layer="layout" svg:x1="23.486cm" svg:y1="22.848cm" svg:x2="27.328cm" svg:y2="22.848cm">
          <text:p/>
        </draw:line>
        <draw:line draw:style-name="gr17" draw:text-style-name="P4" draw:layer="layout" svg:x1="23.917cm" svg:y1="20.792cm" svg:x2="27.328cm" svg:y2="20.792cm">
          <text:p/>
        </draw:line>
        <draw:frame draw:style-name="gr7" draw:text-style-name="P8" draw:layer="layout" svg:width="1.247cm" svg:height="0.374cm" svg:x="22.467cm" svg:y="20.426cm">
          <draw:text-box>
            <text:p text:style-name="P5"><text:span text:style-name="T8">Prénom:</text:span></text:p>
          </draw:text-box>
        </draw:frame>
        <draw:frame draw:style-name="gr5" draw:text-style-name="P6" draw:layer="layout" svg:width="10.01cm" svg:height="0.467cm" svg:x="2.023cm" svg:y="11.232cm">
          <draw:text-box>
            <text:p text:style-name="P5"><text:span text:style-name="T1">Certiﬁe que M./Mme (Nom et prénom du conducteur) <text:s/></text:span></text:p>
          </draw:text-box>
        </draw:frame>
        <draw:frame draw:style-name="gr7" draw:text-style-name="P8" draw:layer="layout" svg:width="0.883cm" svg:height="0.374cm" svg:x="2.023cm" svg:y="12.235cm">
          <draw:text-box>
            <text:p text:style-name="P5"><text:span text:style-name="T9">Nom: </text:span></text:p>
          </draw:text-box>
        </draw:frame>
        <draw:frame draw:style-name="gr7" draw:text-style-name="P8" draw:layer="layout" svg:width="1.34cm" svg:height="0.374cm" svg:x="10.545cm" svg:y="12.235cm">
          <draw:text-box>
            <text:p text:style-name="P5"><text:span text:style-name="T9">Prénom: </text:span></text:p>
          </draw:text-box>
        </draw:frame>
        <draw:frame draw:style-name="gr7" draw:text-style-name="P8" draw:layer="layout" svg:width="1.395cm" svg:height="0.374cm" svg:x="2.023cm" svg:y="13.098cm">
          <draw:text-box>
            <text:p text:style-name="P5"><text:span text:style-name="T9">Adresse: </text:span></text:p>
          </draw:text-box>
        </draw:frame>
        <draw:frame draw:style-name="gr7" draw:text-style-name="P8" draw:layer="layout" svg:width="0.806cm" svg:height="0.374cm" svg:x="13.165cm" svg:y="13.098cm">
          <draw:text-box>
            <text:p text:style-name="P5"><text:span text:style-name="T9">Ville: </text:span></text:p>
          </draw:text-box>
        </draw:frame>
        <draw:frame draw:style-name="gr7" draw:text-style-name="P8" draw:layer="layout" svg:width="0.645cm" svg:height="0.374cm" svg:x="18.736cm" svg:y="13.098cm">
          <draw:text-box>
            <text:p text:style-name="P5"><text:span text:style-name="T9">CP: </text:span></text:p>
          </draw:text-box>
        </draw:frame>
        <draw:frame draw:style-name="gr7" draw:text-style-name="P8" draw:layer="layout" svg:width="3.219cm" svg:height="0.374cm" svg:x="2.023cm" svg:y="13.927cm">
          <draw:text-box>
            <text:p text:style-name="P5"><text:span text:style-name="T9">Nom du responsable: </text:span></text:p>
          </draw:text-box>
        </draw:frame>
        <draw:line draw:style-name="gr17" draw:text-style-name="P4" draw:layer="layout" svg:x1="2.943cm" svg:y1="12.585cm" svg:x2="10.337cm" svg:y2="12.585cm">
          <text:p/>
        </draw:line>
        <draw:line draw:style-name="gr17" draw:text-style-name="P4" draw:layer="layout" svg:x1="3.324cm" svg:y1="13.497cm" svg:x2="12.941cm" svg:y2="13.497cm">
          <text:p/>
        </draw:line>
        <draw:line draw:style-name="gr17" draw:text-style-name="P4" draw:layer="layout" svg:x1="13.923cm" svg:y1="13.497cm" svg:x2="18.611cm" svg:y2="13.497cm">
          <text:p/>
        </draw:line>
        <draw:line draw:style-name="gr17" draw:text-style-name="P4" draw:layer="layout" svg:x1="5.164cm" svg:y1="14.276cm" svg:x2="14.615cm" svg:y2="14.276cm">
          <text:p/>
        </draw:line>
        <draw:line draw:style-name="gr17" draw:text-style-name="P4" draw:layer="layout" svg:x1="19.374cm" svg:y1="13.497cm" svg:x2="25.393cm" svg:y2="13.497cm">
          <text:p/>
        </draw:line>
        <draw:line draw:style-name="gr17" draw:text-style-name="P4" draw:layer="layout" svg:x1="16.091cm" svg:y1="14.276cm" svg:x2="27.863cm" svg:y2="14.276cm">
          <text:p/>
        </draw:line>
        <draw:line draw:style-name="gr17" draw:text-style-name="P4" draw:layer="layout" svg:x1="11.813cm" svg:y1="12.585cm" svg:x2="18.682cm" svg:y2="12.585cm">
          <text:p/>
        </draw:line>
        <draw:frame draw:style-name="gr7" draw:text-style-name="P8" draw:layer="layout" svg:width="1.45cm" svg:height="0.374cm" svg:x="14.674cm" svg:y="13.927cm">
          <draw:text-box>
            <text:p text:style-name="P5"><text:span text:style-name="T9">Fonction: </text:span></text:p>
          </draw:text-box>
        </draw:frame>
        <draw:frame draw:style-name="gr5" draw:text-style-name="P6" draw:layer="layout" svg:width="13.058cm" svg:height="0.467cm" svg:x="2.023cm" svg:y="5.992cm">
          <draw:text-box>
            <text:p text:style-name="P5"><text:span text:style-name="T1">Je soussigné (Nom et prénom de l’employeur ou de son représentant) </text:span></text:p>
          </draw:text-box>
        </draw:frame>
        <draw:frame draw:style-name="gr7" draw:text-style-name="P8" draw:layer="layout" svg:width="0.883cm" svg:height="0.374cm" svg:x="2.023cm" svg:y="7.228cm">
          <draw:text-box>
            <text:p text:style-name="P5"><text:span text:style-name="T10">Nom: </text:span></text:p>
          </draw:text-box>
        </draw:frame>
        <draw:frame draw:style-name="gr7" draw:text-style-name="P8" draw:layer="layout" svg:width="1.34cm" svg:height="0.374cm" svg:x="10.666cm" svg:y="7.228cm">
          <draw:text-box>
            <text:p text:style-name="P5"><text:span text:style-name="T10">Prénom: </text:span></text:p>
          </draw:text-box>
        </draw:frame>
        <draw:frame draw:style-name="gr7" draw:text-style-name="P8" draw:layer="layout" svg:width="3.516cm" svg:height="0.374cm" svg:x="18.886cm" svg:y="7.228cm">
          <draw:text-box>
            <text:p text:style-name="P5"><text:span text:style-name="T10">représentant la société: </text:span></text:p>
          </draw:text-box>
        </draw:frame>
        <draw:frame draw:style-name="gr7" draw:text-style-name="P8" draw:layer="layout" svg:width="1.395cm" svg:height="0.374cm" svg:x="2.023cm" svg:y="8.107cm">
          <draw:text-box>
            <text:p text:style-name="P5"><text:span text:style-name="T10">Adresse: </text:span></text:p>
          </draw:text-box>
        </draw:frame>
        <draw:frame draw:style-name="gr7" draw:text-style-name="P8" draw:layer="layout" svg:width="0.806cm" svg:height="0.374cm" svg:x="15.569cm" svg:y="8.107cm">
          <draw:text-box>
            <text:p text:style-name="P5"><text:span text:style-name="T10">Ville: </text:span></text:p>
          </draw:text-box>
        </draw:frame>
        <draw:frame draw:style-name="gr7" draw:text-style-name="P8" draw:layer="layout" svg:width="0.645cm" svg:height="0.374cm" svg:x="21.24cm" svg:y="8.107cm">
          <draw:text-box>
            <text:p text:style-name="P5"><text:span text:style-name="T10">CP: </text:span></text:p>
          </draw:text-box>
        </draw:frame>
        <draw:frame draw:style-name="gr7" draw:text-style-name="P8" draw:layer="layout" svg:width="2.783cm" svg:height="0.374cm" svg:x="2.023cm" svg:y="9.002cm">
          <draw:text-box>
            <text:p text:style-name="P5"><text:span text:style-name="T10">Numéro Standard: </text:span></text:p>
          </draw:text-box>
        </draw:frame>
        <draw:frame draw:style-name="gr7" draw:text-style-name="P8" draw:layer="layout" svg:width="3.219cm" svg:height="0.374cm" svg:x="2.023cm" svg:y="9.897cm">
          <draw:text-box>
            <text:p text:style-name="P5"><text:span text:style-name="T10">Nom du responsable: </text:span></text:p>
          </draw:text-box>
        </draw:frame>
        <draw:line draw:style-name="gr16" draw:text-style-name="P4" draw:layer="layout" svg:x1="2.943cm" svg:y1="7.635cm" svg:x2="10.337cm" svg:y2="7.635cm">
          <text:p/>
        </draw:line>
        <draw:line draw:style-name="gr16" draw:text-style-name="P4" draw:layer="layout" svg:x1="3.523cm" svg:y1="8.473cm" svg:x2="15.262cm" svg:y2="8.473cm">
          <text:p/>
        </draw:line>
        <draw:line draw:style-name="gr16" draw:text-style-name="P4" draw:layer="layout" svg:x1="4.866cm" svg:y1="9.36cm" svg:x2="16.414cm" svg:y2="9.36cm">
          <text:p/>
        </draw:line>
        <draw:line draw:style-name="gr16" draw:text-style-name="P4" draw:layer="layout" svg:x1="5.231cm" svg:y1="10.288cm" svg:x2="17.467cm" svg:y2="10.288cm">
          <text:p/>
        </draw:line>
        <draw:line draw:style-name="gr16" draw:text-style-name="P4" draw:layer="layout" svg:x1="18.976cm" svg:y1="10.288cm" svg:x2="27.863cm" svg:y2="10.288cm">
          <text:p/>
        </draw:line>
        <draw:line draw:style-name="gr16" draw:text-style-name="P4" draw:layer="layout" svg:x1="16.34cm" svg:y1="8.473cm" svg:x2="21.214cm" svg:y2="8.473cm">
          <text:p/>
        </draw:line>
        <draw:line draw:style-name="gr16" draw:text-style-name="P4" draw:layer="layout" svg:x1="21.844cm" svg:y1="8.473cm" svg:x2="27.863cm" svg:y2="8.473cm">
          <text:p/>
        </draw:line>
        <draw:line draw:style-name="gr16" draw:text-style-name="P4" draw:layer="layout" svg:x1="12.215cm" svg:y1="7.635cm" svg:x2="18.682cm" svg:y2="7.635cm">
          <text:p/>
        </draw:line>
        <draw:line draw:style-name="gr16" draw:text-style-name="P4" draw:layer="layout" svg:x1="22.491cm" svg:y1="7.635cm" svg:x2="27.863cm" svg:y2="7.635cm">
          <text:p/>
        </draw:line>
        <draw:line draw:style-name="gr17" draw:text-style-name="P4" draw:layer="layout" svg:x1="7.966cm" svg:y1="22.085cm" svg:x2="18.976cm" svg:y2="22.085cm">
          <text:p/>
        </draw:line>
        <draw:polygon draw:style-name="gr2" draw:text-style-name="P2" draw:layer="layout" svg:width="29.836cm" svg:height="1.028cm" draw:transform="skewX (-0.0204203522483337) translate (9.09494701772928E-016cm 40.97cm)" svg:viewBox="0 0 29837 1029" draw:points="0,0 29837,0 29837,1029 0,1029">
          <text:p/>
        </draw:polygon>
        <draw:path draw:style-name="gr3" draw:text-style-name="P3" draw:layer="layout" svg:width="29.845cm" svg:height="0.995cm" svg:x="0cm" svg:y="40.999cm" svg:viewBox="0 0 29846 996" svg:d="M0 996v-11c0-33 1-64 4-97 4-32 9-64 15-95 7-31 15-63 25-94s21-61 34-91c13-29 27-59 43-88 16-27 34-55 52-82 19-28 39-54 61-79 21-24 44-48 68-71s49-44 75-65c26-20 53-39 81-57s57-34 87-50c30-15 61-29 92-42 31-12 63-23 95-32 32-10 65-17 98-23 34-7 67-11 101-14 33-4 67-5 101-5h27769c34 0 68 1 102 5 34 3 68 7 102 14 33 7 66 14 99 24 33 9 65 20 97 32 31 13 62 27 92 42s60 33 88 51c29 18 56 37 83 58 26 21 51 43 76 66 24 23 47 46 68 72 22 25 42 53 61 79 19 27 37 55 53 84s31 58 44 89c13 29 25 60 35 91 9 32 18 63 24 96 7 31 12 63 15 96 4 32 6 65 6 97z">
          <text:p/>
        </draw:path>
        <draw:frame draw:style-name="gr7" draw:text-style-name="P8" draw:layer="layout" svg:width="1.45cm" svg:height="0.374cm" svg:x="17.526cm" svg:y="9.897cm">
          <draw:text-box>
            <text:p text:style-name="P5"><text:span text:style-name="T10">Fonction: </text:span></text:p>
          </draw:text-box>
        </draw:frame>
        <draw:path draw:style-name="gr19" draw:text-style-name="P15" draw:layer="layout" svg:width="0.006cm" svg:height="0.003cm" svg:x="26.537cm" svg:y="41.152cm" svg:viewBox="0 0 7 4" svg:d="M7 0c-2 3-4 4-7 4 0-4 0-4 7-4z">
          <text:p/>
        </draw:path>
        <draw:path draw:style-name="gr19" draw:text-style-name="P15" draw:layer="layout" svg:width="0.005cm" svg:height="0.003cm" svg:x="26.528cm" svg:y="41.159cm" svg:viewBox="0 0 6 4" svg:d="M6 0c-1 4-2 4-6 4 1-4 1-4 6-4z">
          <text:p/>
        </draw:path>
        <draw:a xlink:href="https://www.evarisk.com/" xlink:type="simple" xlink:show="embed">
          <draw:frame draw:style-name="gr20" draw:text-style-name="P16" draw:layer="layout" svg:width="3.121cm" svg:height="0.325cm" svg:x="14.766cm" svg:y="41.349cm">
            <draw:text-box>
              <text:p text:style-name="P5"><text:span text:style-name="T11"><text:s/></text:span><text:span text:style-name="T11">evarisk.com</text:span></text:p>
            </draw:text-box>
          </draw:frame>
        </draw:a>
        <draw:frame draw:style-name="gr21" draw:text-style-name="P16" draw:layer="layout" svg:width="7.057cm" svg:height="0.282cm" svg:x="1cm" svg:y="41.319cm">
          <draw:text-box>
            <text:p text:style-name="P5"><text:span text:style-name="T12">Référence: afﬁches_autorisation_conduite_</text:span><text:span text:style-name="T12">1.0.0-20220830.</text:span><text:span text:style-name="T12">odf</text:span></text:p>
          </draw:text-box>
        </draw:frame>
        <draw:line draw:style-name="gr18" draw:text-style-name="P4" draw:layer="layout" svg:x1="12.657cm" svg:y1="19.4cm" svg:x2="16.5cm" svg:y2="19.4cm">
          <text:p><text:s text:c="22"/></text:p>
        </draw:lin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fr" fo:country="FR" style:font-name-asian="Segoe UI" style:font-size-asian="24pt" style:language-asian="zh" style:country-asian="CN" style:font-name-complex="Tahoma1"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9.7cm" fo:page-height="41.99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2-08-31T09:53:26.163000000</dc:date>
    <meta:editing-duration>PT25M41S</meta:editing-duration>
    <meta:editing-cycles>2</meta:editing-cycles>
    <meta:generator>LibreOffice/7.4.0.3$Windows_X86_64 LibreOffice_project/f85e47c08ddd19c015c0114a68350214f7066f5a</meta:generator>
    <meta:document-statistic meta:object-count="116"/>
  </office:meta>
</office:document-meta>
</file>